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18cm" fo:min-width="0.3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9cm" fo:min-width="2.37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5cm" fo:min-width="0.1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77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5cm" fo:min-width="0.53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ffffff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49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62cm" fo:min-width="2.568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9cm" svg:height="0.347cm" svg:x="11.683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24cm" draw:transform="rotate (-1.5707963267949) translate (12.002cm 6.60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123.473986071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0.444cm" svg:height="1.524cm" svg:x="12.002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4.064cm" svg:x="12.111cm" svg:y="5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7cm" svg:height="1.017cm" svg:x="13.4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9cm" svg:height="0.509cm" svg:x="13.71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304cm" draw:transform="rotate (-1.5707963267949) translate (13.642cm 6.98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1.069cm" svg:height="0.834cm" svg:x="10.414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3.641cm" svg:y1="7.016cm" svg:x2="13.641cm" svg:y2="7.713cm">
          <text:p/>
        </draw:line>
        <draw:line draw:style-name="gr8" draw:text-style-name="P2" draw:layer="layout" svg:x1="13.71cm" svg:y1="7.031cm" svg:x2="13.612cm" svg:y2="7.112cm">
          <text:p/>
        </draw:line>
        <draw:line draw:style-name="gr8" draw:text-style-name="P2" draw:layer="layout" svg:x1="13.71cm" svg:y1="6.979cm" svg:x2="13.612cm" svg:y2="7.06cm">
          <text:p/>
        </draw:line>
        <draw:line draw:style-name="gr8" draw:text-style-name="P2" draw:layer="layout" svg:x1="13.741cm" svg:y1="7.62cm" svg:x2="13.643cm" svg:y2="7.701cm">
          <text:p/>
        </draw:line>
        <draw:line draw:style-name="gr8" draw:text-style-name="P2" draw:layer="layout" svg:x1="13.621cm" svg:y1="7.68cm" svg:x2="13.724cm" svg:y2="7.758cm">
          <text:p/>
        </draw:line>
        <draw:line draw:style-name="gr8" draw:text-style-name="P2" draw:layer="layout" svg:x1="13.71cm" svg:y1="6.98cm" svg:x2="13.612cm" svg:y2="7.061cm">
          <text:p/>
        </draw:line>
        <draw:line draw:style-name="gr8" draw:text-style-name="P2" draw:layer="layout" svg:x1="11.475cm" svg:y1="6.968cm" svg:x2="11.483cm" svg:y2="7.762cm">
          <text:p/>
        </draw:line>
        <draw:custom-shape draw:style-name="gr9" draw:text-style-name="P1" draw:layer="layout" svg:width="0.09cm" svg:height="0.833cm" svg:x="10.324cm" svg:y="6.9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48cm" svg:height="0.833cm" svg:x="11.176cm" svg:y="6.1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48cm" svg:height="0.833cm" svg:x="11.176cm" svg:y="7.7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02cm" svg:height="0.346cm" svg:x="8.89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9cm" svg:height="0.347cm" svg:x="11.683cm" svg:y="8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102cm" svg:height="0.346cm" svg:x="8.89cm" svg:y="8.6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008cm" svg:y1="6.664cm" svg:x2="11.997cm" svg:y2="8.077cm">
          <text:p/>
        </draw:line>
        <draw:line draw:style-name="gr11" draw:text-style-name="P2" draw:layer="layout" svg:x1="13.36cm" svg:y1="7.366cm" svg:x2="10.414cm" svg:y2="7.366cm">
          <text:p/>
        </draw:line>
        <draw:line draw:style-name="gr8" draw:text-style-name="P2" draw:layer="layout" svg:x1="11.931cm" svg:y1="6.714cm" svg:x2="12.036cm" svg:y2="6.643cm">
          <text:p/>
        </draw:line>
        <draw:line draw:style-name="gr8" draw:text-style-name="P2" draw:layer="layout" svg:x1="11.941cm" svg:y1="8.025cm" svg:x2="12.025cm" svg:y2="8.087cm">
          <text:p/>
        </draw:line>
        <draw:line draw:style-name="gr8" draw:text-style-name="P2" draw:layer="layout" svg:x1="12cm" svg:y1="8.077cm" svg:x2="12.137cm" svg:y2="8.081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1T20:04:43.238713719</meta:creation-date>
    <dc:date>2020-09-01T20:41:15.960262005</dc:date>
    <meta:editing-duration>PT14M47S</meta:editing-duration>
    <meta:editing-cycles>3</meta:editing-cycles>
    <meta:generator>LibreOffice/6.4.5.2$Linux_X86_64 LibreOffice_project/1ed6aca320d7f4d82924e6cec66e4f7527376448</meta:generator>
    <meta:document-statistic meta:object-count="49"/>
  </office:meta>
</office:document-meta>
</file>